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70e7a" officeooo:paragraph-rsid="00070e7a"/>
    </style:style>
    <style:style style:name="P2" style:family="paragraph" style:parent-style-name="Title">
      <style:text-properties officeooo:rsid="00070e7a" officeooo:paragraph-rsid="00070e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pport Videobibliotek</text:p>
      <text:p text:style-name="P1"><text:tab/><text:tab/><text:tab/>Laget av Ådne G. Forslund og Bjørnar Herla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4:34:49.151853580</meta:creation-date>
    <meta:generator>LibreOffice/5.1.4.2$Linux_X86_64 LibreOffice_project/10m0$Build-2</meta:generator>
    <dc:date>2017-02-01T15:09:31.848298016</dc:date>
    <meta:editing-duration>PT34M43S</meta:editing-duration>
    <meta:editing-cycles>1</meta:editing-cycles>
    <meta:document-statistic meta:table-count="0" meta:image-count="0" meta:object-count="0" meta:page-count="1" meta:paragraph-count="2" meta:word-count="10" meta:character-count="70" meta:non-whitespace-character-count="59"/>
  </office:meta>
</office:document-meta>
</file>